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352in"/>
    </style:style>
    <style:style style:name="co7" style:family="table-column">
      <style:table-column-properties fo:break-before="auto" style:column-width="3.3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 style:data-style-name="N124">
      <style:table-cell-properties fo:background-color="#81d41a"/>
      <style:text-properties style:font-name="Liberation Sans"/>
    </style:style>
    <style:style style:name="ce12" style:family="table-cell" style:parent-style-name="Default" style:data-style-name="N124">
      <style:table-cell-properties fo:background-color="#81d41a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24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24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4">
      <style:text-properties fo:font-style="italic" style:font-style-asian="italic" style:font-style-complex="italic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34" style:family="table-cell" style:parent-style-name="Default" style:data-style-name="N124">
      <style:table-cell-properties fo:background-color="#81d41a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ize="16pt" fo:font-style="italic" style:font-size-asian="16pt" style:font-style-asian="italic" style:font-size-complex="16pt" style:font-style-complex="italic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 style:data-style-name="N10108"/>
    <style:style style:name="ce31" style:family="table-cell" style:parent-style-name="Default" style:data-style-name="N10108">
      <style:text-properties style:font-name="Liberation Sans"/>
    </style:style>
    <style:style style:name="ce32" style:family="table-cell" style:parent-style-name="Default" style:data-style-name="N10108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4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4" table:default-cell-style-name="Default"/>
        <table:table-column table:style-name="co4" table:number-columns-repeated="7" table:default-cell-style-name="ce8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Finanzamt Einkommensteuererklaerung 2019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Total (HN)</text:p>
          </table:table-cell>
          <table:table-cell table:style-name="ce7" office:value-type="string" calcext:value-type="string">
            <text:p>Consulting Anteil</text:p>
          </table:table-cell>
          <table:table-cell table:style-name="Default"/>
          <table:table-cell table:style-name="ce7"/>
          <table:table-cell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Month</text:p>
          </table:table-cell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"/>
          <table:table-cell table:style-name="Default"/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07</text:p>
          </table:table-cell>
          <table:table-cell table:style-name="ce8" office:value-type="currency" office:currency="EUR" office:value="1843.85" calcext:value-type="currency">
            <text:p>€ 1,843.85</text:p>
          </table:table-cell>
          <table:table-cell table:style-name="ce8" office:value-type="currency" office:currency="EUR" office:value="1000" calcext:value-type="currency">
            <text:p>€ 1,00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08</text:p>
          </table:table-cell>
          <table:table-cell table:style-name="ce8" office:value-type="currency" office:currency="EUR" office:value="2404.8" calcext:value-type="currency">
            <text:p>€ 2,404.80</text:p>
          </table:table-cell>
          <table:table-cell table:style-name="ce8" office:value-type="currency" office:currency="EUR" office:value="2250" calcext:value-type="currency">
            <text:p>€ 2,25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09</text:p>
          </table:table-cell>
          <table:table-cell table:number-columns-repeated="2" table:style-name="ce8" office:value-type="currency" office:currency="EUR" office:value="2250" calcext:value-type="currency">
            <text:p>€ 2,25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10</text:p>
          </table:table-cell>
          <table:table-cell table:style-name="ce8" office:value-type="currency" office:currency="EUR" office:value="2407.91" calcext:value-type="currency">
            <text:p>€ 2,407.91</text:p>
          </table:table-cell>
          <table:table-cell table:style-name="ce8" office:value-type="currency" office:currency="EUR" office:value="2250" calcext:value-type="currency">
            <text:p>€ 2,25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11</text:p>
          </table:table-cell>
          <table:table-cell table:style-name="ce8" office:value-type="currency" office:currency="EUR" office:value="2908.06" calcext:value-type="currency">
            <text:p>€ 2,908.06</text:p>
          </table:table-cell>
          <table:table-cell table:style-name="ce8" office:value-type="currency" office:currency="EUR" office:value="2250" calcext:value-type="currency">
            <text:p>€ 2,25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019/12</text:p>
          </table:table-cell>
          <table:table-cell table:style-name="ce8" office:value-type="currency" office:currency="EUR" office:value="2335.06" calcext:value-type="currency">
            <text:p>€ 2,335.06</text:p>
          </table:table-cell>
          <table:table-cell table:style-name="ce8" office:value-type="currency" office:currency="EUR" office:value="2250" calcext:value-type="currency">
            <text:p>€ 2,250.00</text:p>
          </table:table-cell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/>
          <table:table-cell table:style-name="ce8" table:number-columns-repeated="2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Sum Total</text:p>
          </table:table-cell>
          <table:table-cell table:style-name="ce9" table:formula="of:=SUM([.C8:.C13])" office:value-type="currency" office:currency="EUR" office:value="14149.68" calcext:value-type="currency">
            <text:p>€ 14,149.68</text:p>
          </table:table-cell>
          <table:table-cell table:style-name="ce8"/>
          <table:table-cell table:style-name="ce7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Ausgaben</text:p>
          </table:table-cell>
          <table:table-cell table:style-name="ce8" table:formula="of:=[.I35]" office:value-type="currency" office:currency="EUR" office:value="2066.094" calcext:value-type="currency">
            <text:p>€ 2,066.09</text:p>
          </table:table-cell>
          <table:table-cell table:style-name="ce8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SVA (9225)</text:p>
          </table:table-cell>
          <table:table-cell table:style-name="ce8" office:value-type="currency" office:currency="EUR" office:value="1202.94" calcext:value-type="currency">
            <text:p>€ 1,202.94</text:p>
          </table:table-cell>
          <table:table-cell table:style-name="ce8"/>
          <table:table-cell table:style-name="ce27" table:number-columns-repeated="2"/>
          <table:table-cell table:style-name="ce9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Gewinn vor GFB</text:p>
          </table:table-cell>
          <table:table-cell table:style-name="ce8" table:formula="of:=[.C15]-SUM([.C16:.C17])" office:value-type="currency" office:currency="EUR" office:value="10880.646" calcext:value-type="currency">
            <text:p>€ 10,880.65</text:p>
          </table:table-cell>
          <table:table-cell table:style-name="ce8"/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GFB (13%)</text:p>
          </table:table-cell>
          <table:table-cell table:style-name="ce8" table:formula="of:=[.C18]*0.13" office:value-type="currency" office:currency="EUR" office:value="1414.48398" calcext:value-type="currency">
            <text:p>€ 1,414.48</text:p>
          </table:table-cell>
          <table:table-cell table:style-name="ce8"/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Gewinn Netto</text:p>
          </table:table-cell>
          <table:table-cell table:style-name="ce10" table:formula="of:=[.C18]-[.C19]" office:value-type="currency" office:currency="EUR" office:value="9466.16202" calcext:value-type="currency">
            <text:p>€ 9,466.16</text:p>
          </table:table-cell>
          <table:table-cell table:style-name="ce8"/>
          <table:table-cell table:style-name="ce7" table:number-columns-repeated="2"/>
          <table:table-cell table:style-name="ce10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Ausgaben Details (=belegbar)</text:p>
          </table:table-cell>
          <table:table-cell table:style-name="ce8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Earlier (AfA)</text:p>
          </table:table-cell>
          <table:table-cell table:style-name="ce11" office:value-type="string" calcext:value-type="string">
            <text:p>July</text:p>
          </table:table-cell>
          <table:table-cell table:style-name="ce11" office:value-type="string" calcext:value-type="string">
            <text:p>August</text:p>
          </table:table-cell>
          <table:table-cell table:style-name="ce11" office:value-type="string" calcext:value-type="string">
            <text:p>September</text:p>
          </table:table-cell>
          <table:table-cell table:style-name="ce11" office:value-type="string" calcext:value-type="string">
            <text:p>October</text:p>
          </table:table-cell>
          <table:table-cell table:style-name="ce11" office:value-type="string" calcext:value-type="string">
            <text:p>November</text:p>
          </table:table-cell>
          <table:table-cell table:style-name="ce11" office:value-type="string" calcext:value-type="string">
            <text:p>December</text:p>
          </table:table-cell>
          <table:table-cell table:style-name="ce10" office:value-type="string" calcext:value-type="string">
            <text:p>Year 20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table:number-columns-repeated="5"/>
          <table:table-cell table:number-columns-repeated="7"/>
        </table:table-row>
        <table:table-row table:style-name="ro1">
          <table:table-cell/>
          <table:table-cell table:style-name="ce18" office:value-type="currency" office:currency="EUR" office:value="323.8" calcext:value-type="currency">
            <text:p>€ 323.80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style-name="ce12" table:formula="of:=34.99*0.6" office:value-type="currency" office:currency="EUR" office:value="20.994" calcext:value-type="currency">
            <text:p>€ 20.9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currency" office:currency="EUR" office:value="398.28" calcext:value-type="currency">
            <text:p>€ 398.28</text:p>
          </table:table-cell>
          <table:table-cell table:style-name="ce12" office:value-type="currency" office:currency="EUR" office:value="154.8" calcext:value-type="currency">
            <text:p>€ 154.80</text:p>
          </table:table-cell>
          <table:table-cell table:style-name="ce12" office:value-type="currency" office:currency="EUR" office:value="15.41" calcext:value-type="currency">
            <text:p>€ 15.41</text:p>
          </table:table-cell>
          <table:table-cell table:number-columns-repeated="2" table:style-name="ce12" office:value-type="currency" office:currency="EUR" office:value="78.04" calcext:value-type="currency">
            <text:p>€ 78.04</text:p>
          </table:table-cell>
          <table:table-cell table:style-name="ce12" office:value-type="currency" office:currency="EUR" office:value="12.6" calcext:value-type="currency">
            <text:p>€ 12.6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currency" office:currency="EUR" office:value="114.95" calcext:value-type="currency">
            <text:p>€ 114.95</text:p>
          </table:table-cell>
          <table:table-cell table:style-name="ce8" table:number-columns-repeated="2"/>
          <table:table-cell table:style-name="ce12" office:value-type="currency" office:currency="EUR" office:value="41.11" calcext:value-type="currency">
            <text:p>€ 41.11</text:p>
          </table:table-cell>
          <table:table-cell table:style-name="ce12" office:value-type="currency" office:currency="EUR" office:value="147.1" calcext:value-type="currency">
            <text:p>€ 147.10</text:p>
          </table:table-cell>
          <table:table-cell table:style-name="ce12" office:value-type="currency" office:currency="EUR" office:value="26.92" calcext:value-type="currency">
            <text:p>€ 26.9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office:value-type="currency" office:currency="EUR" office:value="34.79" calcext:value-type="currency">
            <text:p>€ 34.79</text:p>
          </table:table-cell>
          <table:table-cell table:style-name="ce8" table:number-columns-repeated="2"/>
          <table:table-cell table:style-name="ce12" office:value-type="currency" office:currency="EUR" office:value="12.6" calcext:value-type="currency">
            <text:p>€ 12.60</text:p>
          </table:table-cell>
          <table:table-cell table:style-name="ce12" office:value-type="currency" office:currency="EUR" office:value="401.07" calcext:value-type="currency">
            <text:p>€ 401.07</text:p>
          </table:table-cell>
          <table:table-cell table:style-name="ce12" office:value-type="currency" office:currency="EUR" office:value="45.54" calcext:value-type="currency">
            <text:p>€ 45.5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table:number-columns-repeated="3"/>
          <table:table-cell table:style-name="ce12" office:value-type="currency" office:currency="EUR" office:value="22.99" calcext:value-type="currency">
            <text:p>€ 22.99</text:p>
          </table:table-cell>
          <table:table-cell table:style-name="ce12" office:value-type="currency" office:currency="EUR" office:value="11.09" calcext:value-type="currency">
            <text:p>€ 11.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table:number-columns-repeated="4"/>
          <table:table-cell table:style-name="ce12" office:value-type="currency" office:currency="EUR" office:value="21" calcext:value-type="currency">
            <text:p>€ 21.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8" table:number-columns-repeated="2"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Monthly Sum</text:p>
          </table:table-cell>
          <table:table-cell table:style-name="ce12" table:formula="of:=SUM([.B27:.B33])" office:value-type="currency" office:currency="EUR" office:value="323.8" calcext:value-type="currency">
            <text:p>€ 323.80</text:p>
          </table:table-cell>
          <table:table-cell table:style-name="ce12" table:formula="of:=SUM([.C27:.C33])" office:value-type="currency" office:currency="EUR" office:value="569.014" calcext:value-type="currency">
            <text:p>€ 569.01</text:p>
          </table:table-cell>
          <table:table-cell table:style-name="ce12" table:formula="of:=SUM([.D27:.D33])" office:value-type="currency" office:currency="EUR" office:value="175.794" calcext:value-type="currency">
            <text:p>€ 175.79</text:p>
          </table:table-cell>
          <table:table-cell table:style-name="ce12" table:formula="of:=SUM([.E27:.E33])" office:value-type="currency" office:currency="EUR" office:value="36.404" calcext:value-type="currency">
            <text:p>€ 36.40</text:p>
          </table:table-cell>
          <table:table-cell table:style-name="ce12" table:formula="of:=SUM([.F27:.F33])" office:value-type="currency" office:currency="EUR" office:value="175.734" calcext:value-type="currency">
            <text:p>€ 175.73</text:p>
          </table:table-cell>
          <table:table-cell table:style-name="ce12" table:formula="of:=SUM([.G27:.G33])" office:value-type="currency" office:currency="EUR" office:value="679.294" calcext:value-type="currency">
            <text:p>€ 679.29</text:p>
          </table:table-cell>
          <table:table-cell table:style-name="ce12" table:formula="of:=SUM([.H27:.H33])" office:value-type="currency" office:currency="EUR" office:value="106.054" calcext:value-type="currency">
            <text:p>€ 106.05</text:p>
          </table:table-cell>
          <table:table-cell table:style-name="ce34" table:formula="of:=SUM([.B35:.H35])" office:value-type="currency" office:currency="EUR" office:value="2066.094" calcext:value-type="currency">
            <text:p>€ 2,066.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10" office:value-type="string" calcext:value-type="string">
            <text:p>Sum Total</text:p>
          </table:table-cell>
          <table:table-cell table:number-columns-repeated="5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usgaben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ce30"/>
        <table:table-column table:style-name="co4" table:number-columns-repeated="61" table:default-cell-style-name="Default"/>
        <table:table-row table:style-name="ro1">
          <table:table-cell table:number-columns-repeated="64"/>
        </table:table-row>
        <table:table-row table:style-name="ro3">
          <table:table-cell table:style-name="ce28" office:value-type="string" calcext:value-type="string">
            <text:p>Aufwand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Kategorie</text:p>
          </table:table-cell>
          <table:table-cell table:style-name="ce5" office:value-type="string" calcext:value-type="string">
            <text:p>Summ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Fremd-Lstg.</text:p>
          </table:table-cell>
          <table:table-cell table:style-name="ce8" table:formula="of:=[.G39]" office:value-type="currency" office:currency="EUR" office:value="446.61" calcext:value-type="currency">
            <text:p>€ 446.61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Afa + GWG</text:p>
          </table:table-cell>
          <table:table-cell table:style-name="ce8" table:formula="of:=[.E39]" office:value-type="currency" office:currency="EUR" office:value="905.9" calcext:value-type="currency">
            <text:p>€ 905.9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Lizenzen</text:p>
          </table:table-cell>
          <table:table-cell table:style-name="ce8" table:formula="of:=[.F39]" office:value-type="currency" office:currency="EUR" office:value="154.8" calcext:value-type="currency">
            <text:p>€ 154.8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Sonstige</text:p>
          </table:table-cell>
          <table:table-cell table:style-name="ce8" table:formula="of:=[.H39]" office:value-type="currency" office:currency="EUR" office:value="558.784" calcext:value-type="currency">
            <text:p>€ 558.78</text:p>
          </table:table-cell>
          <table:table-cell table:formula="of:=[.B9]+[.B10]" office:value-type="currency" office:currency="EUR" office:value="713.584" calcext:value-type="currency">
            <text:p>€ 713,58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SUM Total</text:p>
          </table:table-cell>
          <table:table-cell table:style-name="ce10" table:formula="of:=SUM([.B7:.B10])" office:value-type="currency" office:currency="EUR" office:value="2066.094" calcext:value-type="currency">
            <text:p>€ 2,066.09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style-name="ce28" office:value-type="string" calcext:value-type="string">
            <text:p>Aufwand – Detail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KZ E1 (Finanz)</text:p>
          </table:table-cell>
          <table:table-cell office:value-type="string" calcext:value-type="string">
            <text:p>AfA + GWG</text:p>
          </table:table-cell>
          <table:table-cell office:value-type="string" calcext:value-type="string">
            <text:p>Lizenz</text:p>
          </table:table-cell>
          <table:table-cell office:value-type="string" calcext:value-type="string">
            <text:p>Fremd-Lstg.</text:p>
          </table:table-cell>
          <table:table-cell office:value-type="string" calcext:value-type="string">
            <text:p>Sonstige</text:p>
          </table:table-cell>
          <table:table-cell office:value-type="string" calcext:value-type="string">
            <text:p>Kategorie</text:p>
          </table:table-cell>
          <table:table-cell table:number-columns-repeated="55"/>
        </table:table-row>
        <table:table-row table:style-name="ro1">
          <table:table-cell table:style-name="ce29" table:number-columns-repeated="2"/>
          <table:table-cell table:style-name="ce31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55"/>
        </table:table-row>
        <table:table-row table:style-name="ro1">
          <table:table-cell table:style-name="ce29" office:value-type="float" office:value="2017" calcext:value-type="float">
            <text:p>2017</text:p>
          </table:table-cell>
          <table:table-cell table:style-name="ce29" office:value-type="string" calcext:value-type="string">
            <text:p>Lenovo Thinkpad X1 Carbon</text:p>
          </table:table-cell>
          <table:table-cell table:style-name="ce31" office:value-type="currency" office:currency="EUR" office:value="1619" calcext:value-type="currency">
            <text:p>€ 1.619,00</text:p>
          </table:table-cell>
          <table:table-cell table:style-name="ce29" office:value-type="float" office:value="9130" calcext:value-type="float">
            <text:p>9130</text:p>
          </table:table-cell>
          <table:table-cell table:style-name="ce41" table:formula="of:=[.C19]*0.6*1/3" office:value-type="currency" office:currency="EUR" office:value="323.8" calcext:value-type="currency">
            <text:p>€ 323.80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AfA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019 Recurring</text:p>
          </table:table-cell>
          <table:table-cell table:style-name="ce29" office:value-type="string" calcext:value-type="string">
            <text:p>Magenta Internet</text:p>
          </table:table-cell>
          <table:table-cell table:style-name="ce31" table:formula="of:=34.99*6" office:value-type="currency" office:currency="EUR" office:value="209.94" calcext:value-type="currency">
            <text:p>€ 209,94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41" table:formula="of:=[.C20]*0.6" office:value-type="currency" office:currency="EUR" office:value="125.964" calcext:value-type="currency">
            <text:p>€ 125.96</text:p>
          </table:table-cell>
          <table:table-cell table:style-name="ce29" office:value-type="string" calcext:value-type="string">
            <text:p>Sonstige (Werbungskosten)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1.06.2019</text:p>
          </table:table-cell>
          <table:table-cell table:style-name="ce29" office:value-type="string" calcext:value-type="string">
            <text:p>Microsoft Surface Ergonomic Keyboard</text:p>
          </table:table-cell>
          <table:table-cell table:style-name="ce31" office:value-type="currency" office:currency="EUR" office:value="114.95" calcext:value-type="currency">
            <text:p>€ 114,95</text:p>
          </table:table-cell>
          <table:table-cell table:style-name="ce29" office:value-type="float" office:value="9130" calcext:value-type="float">
            <text:p>9130</text:p>
          </table:table-cell>
          <table:table-cell table:style-name="ce31" office:value-type="currency" office:currency="EUR" office:value="114.95" calcext:value-type="currency">
            <text:p>€ 114,95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GWG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1.06.2019</text:p>
          </table:table-cell>
          <table:table-cell table:style-name="ce29" office:value-type="string" calcext:value-type="string">
            <text:p>Samsung S34J550WQU 34” TFT</text:p>
          </table:table-cell>
          <table:table-cell table:style-name="ce31" office:value-type="currency" office:currency="EUR" office:value="398.28" calcext:value-type="currency">
            <text:p>€ 398,28</text:p>
          </table:table-cell>
          <table:table-cell table:style-name="ce29" office:value-type="float" office:value="9130" calcext:value-type="float">
            <text:p>9130</text:p>
          </table:table-cell>
          <table:table-cell table:style-name="ce31" office:value-type="currency" office:currency="EUR" office:value="398.28" calcext:value-type="currency">
            <text:p>€ 398,28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GWG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08.07.2019</text:p>
          </table:table-cell>
          <table:table-cell table:style-name="ce29" office:value-type="string" calcext:value-type="string">
            <text:p>Lenovo 65W Standard AC Adapter USB Type-C (EU)</text:p>
          </table:table-cell>
          <table:table-cell table:style-name="ce31" office:value-type="currency" office:currency="EUR" office:value="34.79" calcext:value-type="currency">
            <text:p>€ 34,79</text:p>
          </table:table-cell>
          <table:table-cell table:style-name="ce29" office:value-type="float" office:value="9130" calcext:value-type="float">
            <text:p>9130</text:p>
          </table:table-cell>
          <table:table-cell table:style-name="ce31" office:value-type="currency" office:currency="EUR" office:value="34.79" calcext:value-type="currency">
            <text:p>€ 34,79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GWG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0.08.2019</text:p>
          </table:table-cell>
          <table:table-cell table:style-name="ce29" office:value-type="string" calcext:value-type="string">
            <text:p>WebStorm Commercial annual subscription</text:p>
          </table:table-cell>
          <table:table-cell table:style-name="ce31" office:value-type="currency" office:currency="EUR" office:value="154.8" calcext:value-type="currency">
            <text:p>€ 154,80</text:p>
          </table:table-cell>
          <table:table-cell table:style-name="ce33" office:value-type="float" office:value="9190" calcext:value-type="float">
            <text:p>9190</text:p>
          </table:table-cell>
          <table:table-cell/>
          <table:table-cell table:style-name="ce31" office:value-type="currency" office:currency="EUR" office:value="154.8" calcext:value-type="currency">
            <text:p>€ 154,80</text:p>
          </table:table-cell>
          <table:table-cell table:style-name="ce29"/>
          <table:table-cell/>
          <table:table-cell table:style-name="ce29" office:value-type="string" calcext:value-type="string">
            <text:p>Lizenzen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4.09.2019</text:p>
          </table:table-cell>
          <table:table-cell table:style-name="ce29" office:value-type="string" calcext:value-type="string">
            <text:p>Crossing the Chasm, 3rd Edition: Marketing and Selling Disruptive Products</text:p>
          </table:table-cell>
          <table:table-cell table:style-name="ce31" office:value-type="currency" office:currency="EUR" office:value="15.41" calcext:value-type="currency">
            <text:p>€ 15,41</text:p>
          </table:table-cell>
          <table:table-cell table:style-name="ce33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15.41" calcext:value-type="currency">
            <text:p>€ 15,41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03.10.2019</text:p>
          </table:table-cell>
          <table:table-cell table:style-name="ce29" office:value-type="string" calcext:value-type="string">
            <text:p>Modern Graph Theory (Graduate Texts in Mathematics, Band 184)</text:p>
          </table:table-cell>
          <table:table-cell table:style-name="ce31" office:value-type="currency" office:currency="EUR" office:value="41.11" calcext:value-type="currency">
            <text:p>€ 41,11</text:p>
          </table:table-cell>
          <table:table-cell table:style-name="ce33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41.11" calcext:value-type="currency">
            <text:p>€ 41,11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04.10.2019</text:p>
          </table:table-cell>
          <table:table-cell table:style-name="ce29" office:value-type="string" calcext:value-type="string">
            <text:p>Oxford 400047606 Gebundenes Buch Black n' Red A4 liniert mit Hardcover</text:p>
          </table:table-cell>
          <table:table-cell table:style-name="ce31" office:value-type="currency" office:currency="EUR" office:value="12.6" calcext:value-type="currency">
            <text:p>€ 12,60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12.6" calcext:value-type="currency">
            <text:p>€ 12,60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7.10.2019</text:p>
          </table:table-cell>
          <table:table-cell table:style-name="ce29" office:value-type="string" calcext:value-type="string">
            <text:p>Nice VPS VPS 8.0G (root server 1 Monat)</text:p>
          </table:table-cell>
          <table:table-cell table:style-name="ce31" office:value-type="currency" office:currency="EUR" office:value="78.04" calcext:value-type="currency">
            <text:p>€ 78,04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78.04" calcext:value-type="currency">
            <text:p>€ 78,04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9.10.2019</text:p>
          </table:table-cell>
          <table:table-cell table:style-name="ce29" office:value-type="string" calcext:value-type="string">
            <text:p>OMOTON deutsche Bluetooth Tastatur</text:p>
          </table:table-cell>
          <table:table-cell table:style-name="ce31" office:value-type="currency" office:currency="EUR" office:value="22.99" calcext:value-type="currency">
            <text:p>€ 22,99</text:p>
          </table:table-cell>
          <table:table-cell table:style-name="ce29" office:value-type="float" office:value="9130" calcext:value-type="float">
            <text:p>9130</text:p>
          </table:table-cell>
          <table:table-cell table:style-name="ce31" office:value-type="currency" office:currency="EUR" office:value="22.99" calcext:value-type="currency">
            <text:p>€ 22,99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GWG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04.11.2019</text:p>
          </table:table-cell>
          <table:table-cell table:style-name="ce29" office:value-type="string" calcext:value-type="string">
            <text:p>SanDisk Ultra 64 GB USB-Flash-Laufwerk USB 3.0</text:p>
          </table:table-cell>
          <table:table-cell table:style-name="ce31" office:value-type="currency" office:currency="EUR" office:value="11.09" calcext:value-type="currency">
            <text:p>€ 11,09</text:p>
          </table:table-cell>
          <table:table-cell table:style-name="ce29" office:value-type="float" office:value="9130" calcext:value-type="float">
            <text:p>9130</text:p>
          </table:table-cell>
          <table:table-cell table:style-name="ce31" office:value-type="currency" office:currency="EUR" office:value="11.09" calcext:value-type="currency">
            <text:p>€ 11,09</text:p>
          </table:table-cell>
          <table:table-cell/>
          <table:table-cell table:style-name="ce29"/>
          <table:table-cell table:style-name="ce31"/>
          <table:table-cell table:style-name="ce29" office:value-type="string" calcext:value-type="string">
            <text:p>GWG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11.11.2019</text:p>
          </table:table-cell>
          <table:table-cell table:style-name="ce29" office:value-type="string" calcext:value-type="string">
            <text:p>OEBB Ticket Wien AWS Fortbildung</text:p>
          </table:table-cell>
          <table:table-cell table:style-name="ce31" office:value-type="currency" office:currency="EUR" office:value="21" calcext:value-type="currency">
            <text:p>€ 21,00</text:p>
          </table:table-cell>
          <table:table-cell table:style-name="ce29" office:value-type="float" office:value="9230" calcext:value-type="float">
            <text:p>9230</text:p>
          </table:table-cell>
          <table:table-cell table:style-name="ce31"/>
          <table:table-cell/>
          <table:table-cell table:style-name="ce29"/>
          <table:table-cell table:style-name="ce31" office:value-type="currency" office:currency="EUR" office:value="21" calcext:value-type="currency">
            <text:p>€ 21,00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0.11.2019</text:p>
          </table:table-cell>
          <table:table-cell table:style-name="ce29" office:value-type="string" calcext:value-type="string">
            <text:p>Nice VPS VPS 8.0G (root server 1 Monat)</text:p>
          </table:table-cell>
          <table:table-cell table:style-name="ce31" office:value-type="currency" office:currency="EUR" office:value="78.04" calcext:value-type="currency">
            <text:p>€ 78,04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78.04" calcext:value-type="currency">
            <text:p>€ 78,04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1.11.2019</text:p>
          </table:table-cell>
          <table:table-cell table:style-name="ce29" office:value-type="string" calcext:value-type="string">
            <text:p>The Art of Computer Programming, Volumes 1-4 (Box Set)</text:p>
          </table:table-cell>
          <table:table-cell table:style-name="ce31" office:value-type="currency" office:currency="EUR" office:value="147.1" calcext:value-type="currency">
            <text:p>€ 147,10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147.1" calcext:value-type="currency">
            <text:p>€ 147,10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1/28/30.11.2019</text:p>
          </table:table-cell>
          <table:table-cell table:style-name="ce29" office:value-type="string" calcext:value-type="string">
            <text:p>Mturk</text:p>
          </table:table-cell>
          <table:table-cell table:style-name="ce31" office:value-type="currency" office:currency="EUR" office:value="401.07" calcext:value-type="currency">
            <text:p>€ 401,07</text:p>
          </table:table-cell>
          <table:table-cell table:style-name="ce29" office:value-type="float" office:value="9110" calcext:value-type="float">
            <text:p>9110</text:p>
          </table:table-cell>
          <table:table-cell table:number-columns-repeated="2"/>
          <table:table-cell table:style-name="ce31" office:value-type="currency" office:currency="EUR" office:value="401.07" calcext:value-type="currency">
            <text:p>€ 401,07</text:p>
          </table:table-cell>
          <table:table-cell/>
          <table:table-cell table:style-name="ce29" office:value-type="string" calcext:value-type="string">
            <text:p>Fremd-Lstg.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01.12.2019</text:p>
          </table:table-cell>
          <table:table-cell table:style-name="ce29" office:value-type="string" calcext:value-type="string">
            <text:p>Mturk</text:p>
          </table:table-cell>
          <table:table-cell table:style-name="ce31" office:value-type="currency" office:currency="EUR" office:value="45.54" calcext:value-type="currency">
            <text:p>€ 45,54</text:p>
          </table:table-cell>
          <table:table-cell table:style-name="ce29" office:value-type="float" office:value="9110" calcext:value-type="float">
            <text:p>9110</text:p>
          </table:table-cell>
          <table:table-cell table:number-columns-repeated="2"/>
          <table:table-cell table:style-name="ce31" office:value-type="currency" office:currency="EUR" office:value="45.54" calcext:value-type="currency">
            <text:p>€ 45,54</text:p>
          </table:table-cell>
          <table:table-cell/>
          <table:table-cell table:style-name="ce29" office:value-type="string" calcext:value-type="string">
            <text:p>Fremd-Lstg.</text:p>
          </table:table-cell>
          <table:table-cell table:number-columns-repeated="55"/>
        </table:table-row>
        <table:table-row table:style-name="ro1">
          <table:table-cell table:style-name="ce29" office:value-type="string" calcext:value-type="string">
            <text:p>25.12.2019</text:p>
          </table:table-cell>
          <table:table-cell table:style-name="ce29" office:value-type="string" calcext:value-type="string">
            <text:p>Virtual Mac Dedicated Server (12/25/2019 – 01/24/2020)</text:p>
          </table:table-cell>
          <table:table-cell table:style-name="ce31" office:value-type="currency" office:currency="EUR" office:value="26.92" calcext:value-type="currency">
            <text:p>€ 26,92</text:p>
          </table:table-cell>
          <table:table-cell table:style-name="ce29" office:value-type="float" office:value="9230" calcext:value-type="float">
            <text:p>9230</text:p>
          </table:table-cell>
          <table:table-cell table:number-columns-repeated="2"/>
          <table:table-cell table:style-name="ce29"/>
          <table:table-cell table:style-name="ce31" office:value-type="currency" office:currency="EUR" office:value="26.92" calcext:value-type="currency">
            <text:p>€ 26,92</text:p>
          </table:table-cell>
          <table:table-cell table:style-name="ce29"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6.12.2019</text:p>
          </table:table-cell>
          <table:table-cell office:value-type="string" calcext:value-type="string">
            <text:p>Office 365 Business 754a178a-e6e3-4ad7-8397-aa1a75ef6c81</text:p>
          </table:table-cell>
          <table:table-cell office:value-type="currency" office:currency="EUR" office:value="12.6" calcext:value-type="currency">
            <text:p>€ 12,60</text:p>
          </table:table-cell>
          <table:table-cell office:value-type="float" office:value="9230" calcext:value-type="float">
            <text:p>9230</text:p>
          </table:table-cell>
          <table:table-cell table:number-columns-repeated="3"/>
          <table:table-cell table:style-name="ce30" office:value-type="currency" office:currency="EUR" office:value="12.6" calcext:value-type="currency">
            <text:p>€ 12,60</text:p>
          </table:table-cell>
          <table:table-cell office:value-type="string" calcext:value-type="string">
            <text:p>Sonstige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2" office:value-type="string" calcext:value-type="string">
            <text:p>Summe pro Kategorie</text:p>
          </table:table-cell>
          <table:table-cell table:style-name="ce32"/>
          <table:table-cell table:style-name="ce2"/>
          <table:table-cell table:style-name="ce10" table:formula="of:=SUM([.E19:.E37])" office:value-type="currency" office:currency="EUR" office:value="905.9" calcext:value-type="currency">
            <text:p>€ 905.90</text:p>
          </table:table-cell>
          <table:table-cell table:style-name="ce10" table:formula="of:=SUM([.F19:.F37])" office:value-type="currency" office:currency="EUR" office:value="154.8" calcext:value-type="currency">
            <text:p>€ 154.80</text:p>
          </table:table-cell>
          <table:table-cell table:style-name="ce10" table:formula="of:=SUM([.G19:.G37])" office:value-type="currency" office:currency="EUR" office:value="446.61" calcext:value-type="currency">
            <text:p>€ 446.61</text:p>
          </table:table-cell>
          <table:table-cell table:style-name="ce10" table:formula="of:=SUM([.H19:.H37])" office:value-type="currency" office:currency="EUR" office:value="558.784" calcext:value-type="currency">
            <text:p>€ 558.78</text:p>
          </table:table-cell>
          <table:table-cell table:style-name="ce2" table:number-columns-repeated="56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24" number:title="User-defined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AT" number:title="User-defined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de" number:country="AT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de" number:country="AT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7:55:34.712831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6:19:02.484576203</meta:creation-date>
    <dc:date>2020-11-03T08:21:51.429034903</dc:date>
    <meta:editing-duration>PT3H20M53S</meta:editing-duration>
    <meta:editing-cycles>61</meta:editing-cycles>
    <meta:generator>LibreOffice/7.0.3.1$Linux_X86_64 LibreOffice_project/00$Build-1</meta:generator>
    <meta:document-statistic meta:table-count="2" meta:cell-count="220" meta:object-count="0"/>
  </office:meta>
</office:document-meta>
</file>